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verdana"/>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2pt" fo:font-weight="normal"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fo:line-height="100%" fo:text-indent="0in" style:auto-text-indent="false"/>
      <style:text-properties fo:color="#000000" fo:font-weight="normal" style:font-weight-asian="normal" style:font-weight-complex="normal"/>
    </style:style>
    <style:style style:name="P11"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weight="normal" style:font-weight-asian="normal" style:font-weight-complex="normal"/>
    </style:style>
    <style:style style:name="P12" style:family="paragraph" style:parent-style-name="Standard">
      <style:paragraph-properties fo:margin-left="0in" fo:margin-right="0in" fo:margin-top="0in" fo:margin-bottom="0in" fo:line-height="100%" fo:text-indent="0in" style:auto-text-indent="false"/>
    </style:style>
    <style:style style:name="P13" style:family="paragraph" style:parent-style-name="Standard">
      <style:paragraph-properties fo:margin-top="0in" fo:margin-bottom="0in" fo:line-height="100%"/>
      <style:text-properties fo:color="#000000" style:font-name="Georgia" fo:font-size="12pt" fo:font-weight="normal" style:font-size-asian="12pt" style:font-weight-asian="normal" style:font-size-complex="12pt" style:font-weight-complex="normal"/>
    </style:style>
    <style:style style:name="P1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use-window-font-color="true" style:font-name="Georgia" fo:font-size="11pt" fo:font-style="normal" style:font-name-asian="Georgia" style:font-size-asian="11pt" style:font-style-asian="normal" style:font-name-complex="Georgia" style:font-size-complex="11pt" style:font-style-complex="normal"/>
    </style:style>
    <style:style style:name="T5" style:family="text">
      <style:text-properties fo:color="#808080" style:font-name="Georgia" fo:font-size="11pt" fo:font-style="italic" style:font-name-asian="Georgia" style:font-size-asian="11pt" style:font-style-asian="italic" style:font-name-complex="Georgia" style:font-size-complex="11pt" style:font-style-complex="italic"/>
    </style:style>
    <style:style style:name="T6" style:family="text">
      <style:text-properties fo:font-size="11pt" style:font-name-asian="Georgia" style:font-size-asian="11pt" style:font-name-complex="Georgia" style:font-size-complex="11pt"/>
    </style:style>
    <style:style style:name="T7" style:family="text">
      <style:text-properties fo:font-size="11pt" fo:font-style="italic" style:font-name-asian="Georgia" style:font-size-asian="11pt" style:font-style-asian="italic" style:font-name-complex="Georgia" style:font-size-complex="11pt" style:font-style-complex="italic"/>
    </style:style>
    <style:style style:name="T8" style:family="text">
      <style:text-properties fo:font-size="11pt" fo:font-style="normal" style:font-name-asian="Georgia" style:font-size-asian="11pt" style:font-style-asian="normal" style:font-name-complex="Georgia" style:font-size-complex="11pt" style:font-style-complex="normal"/>
    </style:style>
    <style:style style:name="T9" style:family="text">
      <style:text-properties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10" style:family="text">
      <style:text-properties fo:font-size="11pt" fo:font-style="normal" style:text-underline-style="solid" style:text-underline-width="auto" style:text-underline-color="font-color" style:font-name-asian="Georgia" style:font-size-asian="11pt" style:font-style-asian="normal" style:font-name-complex="Georgia" style:font-size-complex="11pt" style:font-style-complex="normal"/>
    </style:style>
    <style:style style:name="T11" style:family="text">
      <style:text-properties fo:font-size="11pt" style:text-underline-style="solid" style:text-underline-width="auto" style:text-underline-color="font-color" style:font-name-asian="Georgia" style:font-size-asian="11pt" style:font-name-complex="Georgia" style:font-size-complex="11pt"/>
    </style:style>
    <style:style style:name="T12" style:family="text">
      <style:text-properties style:font-name="Georgia" fo:font-size="11pt" style:font-name-asian="Georgia" style:font-size-asian="11pt" style:font-name-complex="Georgia" style:font-size-complex="11pt"/>
    </style:style>
    <style:style style:name="T13" style:family="text">
      <style:text-properties style:font-name="Georgia" fo:font-size="11pt" fo:font-style="normal" style:font-name-asian="Georgia" style:font-size-asian="11pt" style:font-style-asian="normal" style:font-name-complex="Georgia" style:font-size-complex="11pt" style:font-style-complex="normal"/>
    </style:style>
    <style:style style:name="T14" style:family="text">
      <style:text-properties style:font-name="Georgia" fo:font-size="11pt" fo:font-style="normal" style:text-underline-style="solid" style:text-underline-width="auto" style:text-underline-color="font-color" style:font-name-asian="Georgia" style:font-size-asian="11pt" style:font-style-asian="normal" style:font-name-complex="Georgia" style:font-size-complex="11pt" style:font-style-complex="normal"/>
    </style:style>
    <style:style style:name="T15" style:family="text">
      <style:text-properties style:font-name="Georgia" fo:font-size="11pt" style:text-underline-style="solid" style:text-underline-width="auto" style:text-underline-color="font-color" style:font-name-asian="Georgia" style:font-size-asian="11pt" style:font-name-complex="Georgia" style:font-size-complex="11pt"/>
    </style:style>
    <style:style style:name="T16" style:family="text">
      <style:text-properties fo:color="#00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7" style:family="text">
      <style:text-properties fo:color="#000000" fo:font-size="11pt" fo:font-weight="normal" style:font-name-asian="Georgia" style:font-size-asian="11pt" style:font-weight-asian="normal" style:font-name-complex="Georgia" style:font-size-complex="11pt" style:font-weight-complex="normal"/>
    </style:style>
    <style:style style:name="T18" style:family="text">
      <style:text-properties fo:color="#000000"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9" style:family="text">
      <style:text-properties fo:color="#000000"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0" style:family="text">
      <style:text-properties fo:color="#000000" fo:font-size="11pt"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T21" style:family="text">
      <style:text-properties style:text-position="super 58%" fo:font-size="11pt" fo:font-style="normal" style:font-name-asian="Georgia" style:font-size-asian="11pt" style:font-style-asian="normal" style:font-name-complex="Georgia" style:font-size-complex="11pt" style:font-style-complex="normal"/>
    </style:style>
    <style:style style:name="T22" style:family="text">
      <style:text-properties style:text-position="super 58%" style:font-name="Georgia" fo:font-size="11pt" fo:font-style="normal" style:font-name-asian="Georgia" style:font-size-asian="11pt" style:font-style-asian="normal" style:font-name-complex="Georgia" style:font-size-complex="11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 Godly Face Lift</text:p>
      <text:p text:style-name="P1"/>
      <text:p text:style-name="P2"><text:span text:style-name="T1">Read:</text:span><text:span text:style-name="T3"> Psalm 77:3-12</text:span></text:p>
      <text:p text:style-name="P3"/>
      <text:p text:style-name="P4"><text:span text:style-name="T1">Texts:</text:span><text:span text:style-name="T3"> </text:span><text:span text:style-name="T20">Psalm 42:11</text:span><text:span text:style-name="T17"> “Why art thou cast down, O my soul? and why art thou disquieted within me? hope thou in God: for I shall yet praise him, </text:span><text:span text:style-name="T18">who is</text:span><text:span text:style-name="T19"> the health of my countenance, and my God.” </text:span></text:p>
      <text:p text:style-name="P8"><text:span text:style-name="T11">Lamentations 2:15</text:span><text:span text:style-name="T6"> “All that pass by clap </text:span><text:span text:style-name="T7">their</text:span><text:span text:style-name="T8"> hands at thee; they hiss and wag their head at the daughter of Jerusalem, </text:span><text:span text:style-name="T7">saying, Is</text:span><text:span text:style-name="T8"> this the city that </text:span><text:span text:style-name="T7">men</text:span><text:span text:style-name="T8"> call The perfection of beauty, The joy of the whole earth?” </text:span></text:p>
      <text:p text:style-name="P5"/>
      <text:h text:style-name="P4" text:outline-level="3"><text:span text:style-name="T1">Introduction:</text:span><text:span text:style-name="T3"> Have you noticed that many of the saints of God are sad? They no longer exhibit the joy of the Lord in their life. <text:s/>The psalmist talks about God being the health of our countenance and Jeremiah laments the loss of the joy from the city of God. </text:span></text:h>
      <text:h text:style-name="P7" text:outline-level="3"><text:span text:style-name="T3"><text:s text:c="2"/>This is not a minor problem in the world that we live in and I believe that it is a problem in some way in every person here today. I can look at your faces and see the loss of joyfulness. It occurs to me that we could use a Godly face lift. David Wilkerson tells about a time he was walking on a street in NYC that was known for crack addicts. A woman sitting on the steps in front of a crack house (obviously high) looked at him and called out: “Mister it can't be that bad.” A spirit filled pastor was not as happy as a crack addict.</text:span></text:h>
      <text:h text:style-name="P7" text:outline-level="3"><text:span text:style-name="T3"><text:s text:c="2"/>Lets start with the source of the sad faces in the church:</text:span></text:h>
      <text:p text:style-name="P13"/>
      <text:p text:style-name="P13"><text:span text:style-name="T2">Sin hardens the face:</text:span> <text:span text:style-name="T6">Proverbs 21:29 says: “A wicked man hardeneth his face..</text:span><text:span text:style-name="T8">.” At first I was going to talk about how</text:span><text:span text:style-name="T10"> worry steals our joy</text:span><text:span text:style-name="T8"> but when you break it down </text:span><text:span text:style-name="T10">worry is failure to trust God</text:span><text:span text:style-name="T8"> and therefore at its core worry is sin. God's Word doesn't mince words: Solomon said it is wickedness that hardens our face. </text:span></text:p>
      <text:p text:style-name="P13"><text:span text:style-name="T8"><text:s text:c="2"/></text:span><text:span text:style-name="T9">a.</text:span><text:span text:style-name="T8"> There is personal sin that causes a hardened countenance. Have you known someone who chooses to abuse drugs or alcohol and seen the effect on their face? A 40 year old man looks like he's 60 or 70. Many men in prison look years older than their birth certificate indicates. A guilty conscience robs many in the church of their joy. <text:s/>Sometimes the guilt is a result of real sin but many times it is forgiven sin that we allow satan to remind us of. <text:s/>Experts claim that the reason presidents age so much during their term is due to the worry that the office brings. Nearly all of them leave the office with gray hair. </text:span></text:p>
      <text:p text:style-name="P13"><text:span text:style-name="T8"><text:s text:c="2"/></text:span><text:span text:style-name="T9">b.</text:span><text:span text:style-name="T8"> I believe that much sadness comes, not from personal sin, but from the sinful world that we live in. Living in such an environment of sin can and does drag down the spirit of even the strongest saint.</text:span></text:p>
      <text:p text:style-name="P13"><text:span text:style-name="T9">Steps to a Godly face lift:</text:span><text:span text:style-name="T8"> David reveals in the 77</text:span><text:span text:style-name="T21">th</text:span><text:span text:style-name="T8"> psalm the path to a Godly face lift. In the 2</text:span><text:span text:style-name="T21">nd</text:span><text:span text:style-name="T8"> verse He tells us that </text:span><text:span text:style-name="T10">he sought the Lord</text:span><text:span text:style-name="T8">.</text:span></text:p>
      <text:p text:style-name="P13"><text:span text:style-name="T8">Sometimes the Lord, who is omnipresent, seems to be absent. It is in those times that we need to seek for Him. I'm depressed, I'm down and I need to see God. I need to talk to Him. Where is He? I'm tired of trying to defeat this sadness on my own. It is so important that I must do more than just scan the horizon. I must search for Him.</text:span></text:p>
      <text:p text:style-name="P10"><text:span text:style-name="T13"><text:s text:c="2"/>In the 3</text:span><text:span text:style-name="T22">rd</text:span><text:span text:style-name="T13"> verse David said: “</text:span><text:span text:style-name="T15">I remembered God</text:span><text:span text:style-name="T12">.” If you're having trouble finding God then perhaps you would do well to remember Him. It is more than recalling His existence. It is remembering details of Him and what He requires and how He works. It is recalling the personal intimate details of the relationship that we have had and do have with Him.</text:span></text:p>
      <text:p text:style-name="P10"><text:span text:style-name="T12"><text:s text:c="2"/>In verse 5-11 David reminds us that he </text:span><text:span text:style-name="T15">focused on things that God had done in his past</text:span><text:span text:style-name="T12">. He deliberately relived his personal experiences of God's goodness in His life. He chose to recall how God gave him songs in the night (or dark) experiences of his life. He also remembers the times that he was blessed by being on the right hand of God.</text:span></text:p>
      <text:p text:style-name="P10"><text:span text:style-name="T13"><text:s text:c="2"/>One more important thing that David did is found in the 12</text:span><text:span text:style-name="T22">th</text:span><text:span text:style-name="T13"> verse. </text:span><text:span text:style-name="T14">He spoke out loud about the great things that God had done in his life</text:span><text:span text:style-name="T13">. </text:span></text:p>
      <text:p text:style-name="P11"><text:span text:style-name="T13">It is much harder to live in fear when you are speaking out praise. Words of affirmation can drown out satan's doubts and fears. </text:span></text:p>
      <text:p text:style-name="P11"><text:span text:style-name="T13"><text:s text:c="2"/>Quickly: I need three people to jump up and tell me something that God has done for you! <text:s/>WAIT FOR THIS!!!!</text:span></text:p>
      <text:p text:style-name="P11"><text:span text:style-name="T13"/></text:p>
      <text:p text:style-name="P12"><text:span text:style-name="T16">Conclude: I want to conclude with two verses. Ecclesiastes 8:1 “...a man's wisdom maketh his face to shine, and the boldness of his face shall be changed.” How do we get wisdom? James said: “</text:span><text:span text:style-name="T13">If any of you lack wisdom, let him ask of God, that giveth to all </text:span><text:span text:style-name="T5">men</text:span><text:span text:style-name="T4"> liberally, and upbraideth not; and it shall be given him.” Peter reminds us that we must be “</text:span><text:span text:style-name="T16">Casting all your care upon him; for he careth for you.”</text:span></text:p>
      <text:p text:style-name="P12"><text:span text:style-name="T16"/></text:p>
      <text:p text:style-name="P12"><text:span text:style-name="T16"/></text:p>
      <text:p text:style-name="P12"><text:span text:style-name="T16">Could you use a face lift today? </text:span></text:p>
      <text:p text:style-name="P9"><text:span text:style-name="T8"/></text:p>
      <text:p text:style-name="P9"/>
      <text:p text:style-name="P13"><text:span text:style-name="T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verdana"/>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2-25T12:44:01.73</dc:date>
    <meta:editing-duration>PT2H4M38S</meta:editing-duration>
    <meta:generator>OpenOffice/4.1.2$Win32 OpenOffice.org_project/412m3$Build-9782</meta:generator>
    <meta:document-statistic meta:table-count="0" meta:image-count="0" meta:object-count="0" meta:page-count="1" meta:paragraph-count="19" meta:word-count="862" meta:character-count="44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